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moveCommand.setFromKey( String from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moveCommand.execute( 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moveCommand.getFrom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